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0pt" style:font-name-asian="Microsoft YaHei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/>
      <style:text-properties style:font-name="Liberation Sans"/>
    </style:style>
    <style:style style:name="ce69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0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5" table:number-columns-repeated="3" table:default-cell-style-name="ce4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 table:number-columns-repeated="8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Rendu 3D demandant trop de ressources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Impossible d'afficher les surfaces 3D car l'agorithme solicite trop les machines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08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table:style-name="ce67" office:value-type="string" calcext:value-type="string" table:number-columns-spanned="5" table:number-rows-spanned="2">
            <text:p>Se renseigner sur les différentes technique de rendu efficace</text:p>
          </table:table-cell>
          <table:covered-table-cell table:number-columns-repeated="4" table:style-name="ce74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9" table:number-columns-spanned="1" table:number-rows-spanned="2"/>
          <table:table-cell table:number-columns-repeated="1000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covered-table-cell table:style-name="ce67"/>
          <table:covered-table-cell table:number-columns-repeated="4" table:style-name="ce74"/>
          <table:covered-table-cell table:number-columns-repeated="2" table:style-name="ce84"/>
          <table:covered-table-cell table:style-name="ce89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style-name="ce68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90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style-name="ce69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90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9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90"/>
          <table:table-cell table:number-columns-repeated="1000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style-name="ce69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90"/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Tester régulièrement l'algorithme de rendu et ce sur plusieurs machines de différentes configuration.</text:p>
          </table:table-cell>
          <table:covered-table-cell table:number-columns-repeated="14" table:style-name="ce12"/>
          <table:covered-table-cell table:style-name="ce65"/>
          <table:table-cell table:style-name="ce71" office:value-type="string" calcext:value-type="string" table:number-columns-spanned="8" table:number-rows-spanned="1">
            <text:p>Ce risque reste peu probable car une version "brutale" de l'algorithme à déjà été réalisé sur un projet antérieur et qu'il restait acceptable sur un grand nombre de machine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number-columns-repeated="1008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 table:number-columns-repeated="2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 table:number-columns-repeated="2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 table:number-columns-repeated="2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1:24:23.51411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3T11:38:13.712596274</dc:date>
    <meta:editing-duration>PT1H57S</meta:editing-duration>
    <meta:editing-cycles>28</meta:editing-cycles>
    <meta:generator>LibreOffice/4.1.5.3$Linux_X86_64 LibreOffice_project/1c1366bba2ba2b554cd2ca4d87c06da81c05d24</meta:generator>
    <meta:document-statistic meta:table-count="3" meta:cell-count="96" meta:object-count="0"/>
  </office:meta>
</office:document-meta>
</file>